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style:style style:name="T2" style:parent-style-name="Standaardalinea-lettertype" style:family="text">
      <style:text-properties fo:font-weight="bold" style:font-weight-asian="bold" style:font-weight-complex="bold"/>
    </style:style>
    <style:style style:name="T3" style:parent-style-name="Standaardalinea-lettertype" style:family="text">
      <style:text-properties fo:font-weight="bold" style:font-weight-asian="bold" style:font-weight-complex="bold"/>
    </style:style>
    <style:style style:name="T4" style:parent-style-name="Standaardalinea-lettertype" style:family="text">
      <style:text-properties fo:font-weight="bold" style:font-weight-asian="bold" style:font-weight-complex="bold"/>
    </style:style>
    <style:style style:name="T5" style:parent-style-name="Standaardalinea-lettertype" style:family="text">
      <style:text-properties fo:font-weight="bold" style:font-weight-asian="bold" style:font-weight-complex="bold"/>
    </style:style>
    <style:style style:name="T6" style:parent-style-name="Standaardalinea-lettertype" style:family="text">
      <style:text-properties fo:font-weight="bold" style:font-weight-asian="bold" style:font-weight-complex="bold"/>
    </style:style>
    <style:style style:name="T7" style:parent-style-name="Standaardalinea-lettertype" style:family="text">
      <style:text-properties fo:font-weight="bold" style:font-weight-asian="bold" style:font-weight-complex="bold"/>
    </style:style>
    <style:style style:name="T8" style:parent-style-name="Standaardalinea-lettertype" style:family="text">
      <style:text-properties fo:font-weight="bold" style:font-weight-asian="bold" style:font-weight-complex="bold"/>
    </style:style>
    <style:style style:name="T9" style:parent-style-name="Standaardalinea-lettertype" style:family="text">
      <style:text-properties fo:font-weight="bold" style:font-weight-asian="bold" style:font-weight-complex="bold"/>
    </style:style>
    <style:style style:name="T10" style:parent-style-name="Standaardalinea-lettertype" style:family="text">
      <style:text-properties fo:font-weight="bold" style:font-weight-asian="bold" style:font-weight-complex="bold"/>
    </style:style>
    <style:style style:name="T11" style:parent-style-name="Standaardalinea-lettertype" style:family="text">
      <style:text-properties fo:font-weight="bold" style:font-weight-asian="bold" style:font-weight-complex="bold"/>
    </style:style>
    <style:style style:name="T12" style:parent-style-name="Standaardalinea-lettertype" style:family="text">
      <style:text-properties fo:font-weight="bold" style:font-weight-asian="bold" style:font-weight-complex="bold"/>
    </style:style>
  </office:automatic-styles>
  <office:body>
    <office:text text:use-soft-page-breaks="true">
      <text:p text:style-name="P1">Quick start guide</text:p>
      <text:p text:style-name="Standaard">Het is de bedoeling dat je de moordenaar van een rijke man (Brian) vind. Je bevind je in een huis met 7 kamers, 4 verdachten en een hele hoop aanwijzingen. Doormiddel van het vinden van aanwijzingen kun je er<text:s/>achter komen wie Brian heeft vermoord. Je speelt hierin als Bruce Cain, de beste detective van de wereld.<text:s/></text:p>
      <text:p text:style-name="Standaard">Er zijn 4 scenario’s toegevoegd, in elk game scenario is de moordenaar iemand anders. Ook zijn de aanwijzingen in elk scenario anders. Zodra je weet<text:s/>wie de moordenaar is kun je met het commando: arresteer de moordenaar oppakken.<text:s/></text:p>
      <text:p text:style-name="Standaard">We hebben de volgende commando’s toegevoegd:</text:p>
      <text:p text:style-name="Standaard">verplaats {kamer}, verplaats jezelf naar de gegeven kamer. Zodra je je in een kamer bevind worden alle mogelijke uitgangen weergegeven ook zie je welke items er in een kamer liggen.</text:p>
      <text:p text:style-name="Standaard"><text:span text:style-name="T2">sluit</text:span>, sluit de game af.<text:line-break/><text:span text:style-name="T3">help</text:span>, een lijst met alle commando’s.<text:line-break/><text:span text:style-name="T4">oppakken</text:span><text:s/>{item}, pakt item op uit de kamer. Je inventaris kan vol raken.<text:line-break/><text:span text:style-name="T5">inventaris</text:span>, laat alles zien wat je in je inventaris hebt. Dit zie je<text:s/>ook op de linkerkant van je scherm.<text:s/><text:span text:style-name="T6">terug</text:span>, ga terug naar de vorige kamer waar je je bevond.<text:line-break/><text:span text:style-name="T7">kijk</text:span>, krijg een beschrijving van de kamer waar je je op dit moment in bevind.<text:line-break/><text:span text:style-name="T8">taal</text:span><text:s/>{taal), verander de taal van de game. Als je terug wil van Engels naar Nederlands<text:s/>typ dan: language en.<text:line-break/><text:span text:style-name="T9">inspecteer</text:span>, geeft de beschrijving van iets in de game terug. (Bijna alles kan geïnspecteerd worden).<text:line-break/><text:span text:style-name="T10">open</text:span><text:s/>{kamer/kluis}, opent iets dat op slot zit, dit vereist een sleutel.<text:line-break/><text:span text:style-name="T11">vraag</text:span><text:s/>{nummer}, stel een vraag aan de verdachte die zich in<text:s/>de kamer bevind.<text:line-break/><text:span text:style-name="T12">drop</text:span><text:s/>{item}, laat een item vallen in de huidige kamer waar je je bevindt. Dit verwijdert het item uit de inventaris en, kan je later weer oppakken.</text:p>
      <text:p text:style-name="Standaard">Er zijn dus 4 scenario’s aan de game toegevoegd. Je kan de game makkelijk beëindigen door<text:s/>een willekeurige verdachte te arresteren, maar als je de game succesvol wilt uitspelen is dit niet de juiste tactiek aangezien je de verdachte elk potje maar eenmaal kan raden. Elke game begint met een vaste volgorde van wat je moet doen: praat met de verdachten &gt; inspecteer het lichaam (deze bevind zich in de woonkamer) &gt; ga naar de garage &gt; pak de sleutel van de schuur &gt; ga naar de schuur en open hem &gt; pak de kluis sleutel op &gt; ga naar de kluis (deze bevind zich in de slaapkamer) &gt; open de kluis &gt; inspecteer de telefoon die zich in de kluis bevind.</text:p>
      <text:p text:style-name="Standaard">Vianne (schoonmaakster, bevind zich in de woonkamer) -&gt; Er bevind zich een potlood in de woonkamer, en er mist een potlood uit het potlood doosje in de opslag ruimte. Je kan ook de schoonmaakster zelf inspecteren.</text:p>
      <text:p text:style-name="Standaard">Gordon (chef, bevind zich in de keuken) -&gt; Er bevind zich een mysterieus fles in de keuken.<text:s/></text:p>
      <text:p text:style-name="Standaard">Ernesto (tuinman, bevind zich in de tuin) -&gt; De hamer bevind zich in de schuur. Er liggen pillen in de keuken.</text:p>
      <text:p text:style-name="Standaard">Lisa (vrouw van Brian, bevind zich in de slaapkamer) -&gt; Er bevind zich een mes in de woonkamer, een dagboek in de slaapkamer en, er mist een mes uit de messenhouder in de keuken. Je kan ook nog het bed inspecteren in de slaapkamer.</text:p>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ben Eekhof</meta:initial-creator>
    <dc:creator>Ruben Eekhof</dc:creator>
    <meta:creation-date>2020-01-21T12:28:00Z</meta:creation-date>
    <dc:date>2020-01-21T12:28:00Z</dc:date>
    <meta:template xlink:href="Normal.dotm" xlink:type="simple"/>
    <meta:editing-cycles>2</meta:editing-cycles>
    <meta:editing-duration>PT0S</meta:editing-duration>
    <meta:document-statistic meta:page-count="2" meta:paragraph-count="5" meta:word-count="457" meta:character-count="2968" meta:row-count="20" meta:non-whitespace-character-count="2516"/>
  </office:meta>
</office:document-meta>
</file>